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E00000129D4685AC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439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text-properties style:font-name="Luciole"/>
    </style:style>
    <style:style style:name="P2" style:family="paragraph">
      <loext:graphic-properties draw:fill="none" draw:fill-color="#ffffff"/>
      <style:text-properties style:font-name="Luciole" fo:font-size="96pt" fo:font-weight="normal" style:font-size-asian="96pt" style:font-weight-asian="normal" style:font-size-complex="96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color="#770000" loext:opacity="100%" style:font-name="Luciole" fo:font-size="96pt" fo:font-weight="normal" style:font-size-asian="96pt" style:font-weight-asian="normal" style:font-size-complex="96pt" style:font-weight-complex="normal"/>
    </style:style>
    <style:style style:name="T2" style:family="text">
      <style:text-properties fo:color="#e40003" loext:opacity="100%" style:font-name="Luciole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cm" svg:height="3.689cm" svg:x="7.24cm" svg:y="12.182cm">
          <draw:text-box>
            <text:p text:style-name="P1"><text:span text:style-name="T1">AL</text:span><text:span text:style-name="T2">i</text:span><text:span text:style-name="T1">SP</text:span></text:p>
          </draw:text-box>
        </draw:frame>
        <draw:frame draw:style-name="gr2" draw:text-style-name="P3" draw:layer="layout" svg:width="5.5cm" svg:height="5.137cm" svg:x="1.75cm" svg:y="10.963cm">
          <draw:image xlink:href="Pictures/100000010000013E00000129D4685AC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23:34:01.077750929</meta:creation-date>
    <dc:date>2025-12-31T16:09:16.558268332</dc:date>
    <meta:editing-duration>PT33M45S</meta:editing-duration>
    <meta:editing-cycles>5</meta:editing-cycles>
    <meta:generator>LibreOffice/24.2.7.2$Linux_X86_64 LibreOffice_project/420$Build-2</meta:generator>
    <meta:document-statistic meta:object-count="2"/>
  </office:meta>
</office:document-meta>
</file>